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5.216cm" fo:padding-top="0.142cm" fo:padding-bottom="0.142cm" fo:padding-left="0.267cm" fo:padding-right="0.267cm"/>
    </style:style>
    <style:style style:name="gr2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0.24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423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ffffff"/>
      <style:paragraph-properties fo:text-align="center"/>
      <style:text-properties fo:color="#000000"/>
    </style:style>
    <style:style style:name="P3" style:family="paragraph">
      <loext:graphic-properties draw:fill-color="#3333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6.9cm" svg:height="5.5cm" svg:x="11.03cm" svg:y="2.3cm">
          <draw:text-box>
            <text:p text:style-name="P1">Initial dataset</text:p>
          </draw:text-box>
        </draw:frame>
        <draw:custom-shape draw:style-name="gr2" draw:text-style-name="P3" draw:layer="layout" svg:width="0.6cm" svg:height="0.6cm" svg:x="15.43cm" svg:y="6.4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6cm" svg:height="0.7cm" svg:x="11.73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0.6cm" svg:height="0.6cm" svg:x="15.63cm" svg:y="3.8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3.83cm" svg:y="5.7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5.73cm" svg:y="5.2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2.83cm" svg:y="4.6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3.53cm" svg:y="4.3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2.63cm" svg:y="3.7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6cm" svg:height="0.7cm" svg:x="16.33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16.73cm" svg:y="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14.43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14.53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12.93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5" draw:layer="layout" draw:type="line" svg:x1="14.48cm" svg:y1="7.8cm" svg:x2="10.071cm" svg:y2="13.352cm" draw:start-shape="id1" draw:start-glue-point="2" svg:d="M14480 7800l-4409 5552" svg:viewBox="0 0 4410 5553">
          <text:p/>
        </draw:connector>
        <draw:connector draw:style-name="gr4" draw:text-style-name="P5" draw:layer="layout" draw:type="line" svg:x1="14.48cm" svg:y1="7.8cm" svg:x2="18.617cm" svg:y2="13.244cm" draw:start-shape="id1" draw:start-glue-point="2" svg:d="M14480 7800l4137 5444" svg:viewBox="0 0 4138 5445">
          <text:p/>
        </draw:connector>
        <draw:frame draw:style-name="gr1" draw:text-style-name="P2" draw:layer="layout" svg:width="6.9cm" svg:height="5.5cm" svg:x="6.63cm" svg:y="13.3cm">
          <draw:text-box>
            <text:p text:style-name="P1">Set 1</text:p>
          </draw:text-box>
        </draw:frame>
        <draw:frame draw:style-name="gr1" draw:text-style-name="P2" draw:layer="layout" svg:width="6.9cm" svg:height="5.5cm" svg:x="16.13cm" svg:y="13.3cm">
          <draw:text-box>
            <text:p text:style-name="P1">Set 2</text:p>
          </draw:text-box>
        </draw:frame>
        <draw:frame draw:style-name="gr5" draw:text-style-name="P2" draw:layer="layout" svg:width="6.9cm" svg:height="1.707cm" svg:x="10.93cm" svg:y="9.7cm">
          <draw:text-box>
            <text:p text:style-name="P1">Decision</text:p>
            <text:p text:style-name="P1">Split</text:p>
          </draw:text-box>
        </draw:frame>
        <draw:custom-shape draw:style-name="gr3" draw:text-style-name="P4" draw:layer="layout" svg:width="0.6cm" svg:height="0.7cm" svg:x="17.13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9.53cm" svg:y="1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11.43cm" svg:y="1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8.83cm" svg:y="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7.53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4" draw:layer="layout" svg:width="0.6cm" svg:height="0.7cm" svg:x="17.93cm" svg:y="17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0.6cm" svg:height="0.6cm" svg:x="10.13cm" svg:y="17.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6.83cm" svg:y="17.3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9.13cm" svg:y="14.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9.53cm" svg:y="16.4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20.93cm" svg:y="15.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7.53cm" svg:y="16.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6cm" svg:height="0.6cm" svg:x="11.63cm" svg:y="17.5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393.76338966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15:47:38.599103633</meta:creation-date>
    <dc:date>2017-08-27T16:02:46.641277214</dc:date>
    <meta:editing-duration>PT4M46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